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0138in" svg:height="5.8091in" svg:x="28.426in" svg:y="4.6512in">
            <draw:object draw:notify-on-update-of-ranges="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2276in" svg:height="4.3689in" svg:x="26.6193in" svg:y="10.5807in">
            <draw:object draw:notify-on-update-of-ranges="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9.6858in" svg:y="11.1173in">
            <draw:object draw:notify-on-update-of-ranges="Sheet1.P3:Sheet1.P22 Sheet1.AO2:Sheet1.AO2 Sheet1.AO3:Sheet1.AO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 + asym</text:p>
          </table:table-cell>
          <table:table-cell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vb random</text:p>
          </table:table-cell>
          <table:table-cell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/>
          <table:table-cell table:formula="of:=[.R3]/([.AC3]+[.AH3])" office:value-type="float" office:value="0.0000000311901336073998">
            <text:p>3.11901336073998E-008</text:p>
          </table:table-cell>
          <table:table-cell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R3]/[.AT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/>
          <table:table-cell table:formula="of:=[.R4]/([.AC4]+[.AH4])" office:value-type="float" office:value="0.0000000260941964285714">
            <text:p>2.60941964285714E-008</text:p>
          </table:table-cell>
          <table:table-cell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R4]/[.AT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/>
          <table:table-cell table:formula="of:=[.R5]/([.AC5]+[.AH5])" office:value-type="float" office:value="0.0000000268727787541496">
            <text:p>2.68727787541496E-008</text:p>
          </table:table-cell>
          <table:table-cell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R5]/[.A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/>
          <table:table-cell table:formula="of:=[.R6]/([.AC6]+[.AH6])" office:value-type="float" office:value="0.0000000101125141022303">
            <text:p>1.01125141022303E-008</text:p>
          </table:table-cell>
          <table:table-cell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R6]/[.AT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/>
          <table:table-cell table:formula="of:=[.R7]/([.AC7]+[.AH7])" office:value-type="float" office:value="0.0000000083871314196446">
            <text:p>8.3871314196446E-009</text:p>
          </table:table-cell>
          <table:table-cell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R7]/[.AT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/>
          <table:table-cell table:formula="of:=[.R8]/([.AC8]+[.AH8])" office:value-type="float" office:value="0.00000000835885418053669">
            <text:p>8.35885418053669E-009</text:p>
          </table:table-cell>
          <table:table-cell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R8]/[.AT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/>
          <table:table-cell table:formula="of:=[.R9]/([.AC9]+[.AH9])" office:value-type="float" office:value="0.00000000804345137351907">
            <text:p>0.000000008</text:p>
          </table:table-cell>
          <table:table-cell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R9]/[.AT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/>
          <table:table-cell table:formula="of:=[.R10]/([.AC10]+[.AH10])" office:value-type="float" office:value="0.00000000915481360075247">
            <text:p>9.15481360075247E-009</text:p>
          </table:table-cell>
          <table:table-cell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R10]/[.AT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/>
          <table:table-cell table:formula="of:=[.R11]/([.AC11]+[.AH11])" office:value-type="float" office:value="0.00000000983438709891102">
            <text:p>9.83438709891102E-009</text:p>
          </table:table-cell>
          <table:table-cell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R11]/[.AT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/>
          <table:table-cell table:formula="of:=[.R12]/([.AC12]+[.AH12])" office:value-type="float" office:value="0.0000000105408422228033">
            <text:p>1.05408422228033E-008</text:p>
          </table:table-cell>
          <table:table-cell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R12]/[.AT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/>
          <table:table-cell table:formula="of:=[.R13]/([.AC13]+[.AH13])" office:value-type="float" office:value="0.0000000111892205205393">
            <text:p>1.11892205205393E-008</text:p>
          </table:table-cell>
          <table:table-cell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R13]/[.AT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/>
          <table:table-cell table:formula="of:=[.R14]/([.AC14]+[.AH14])" office:value-type="float" office:value="0.0000000138822210425735">
            <text:p>1.38822210425735E-008</text:p>
          </table:table-cell>
          <table:table-cell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R14]/[.AT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/>
          <table:table-cell table:formula="of:=[.R15]/([.AC15]+[.AH15])" office:value-type="float" office:value="0.0000000160373386500073">
            <text:p>0.000000016</text:p>
          </table:table-cell>
          <table:table-cell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R15]/[.AT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2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/>
          <table:table-cell table:formula="of:=[.R16]/([.AC16]+[.AH16])" office:value-type="float" office:value="0.0000000179069741242512">
            <text:p>1.79069741242512E-008</text:p>
          </table:table-cell>
          <table:table-cell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R16]/[.AT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/>
          <table:table-cell table:formula="of:=[.R17]/([.AC17]+[.AH17])" office:value-type="float" office:value="0.0000000197958025895173">
            <text:p>1.97958025895173E-008</text:p>
          </table:table-cell>
          <table:table-cell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R17]/[.AT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/>
          <table:table-cell table:formula="of:=[.R18]/([.AC18]+[.AH18])" office:value-type="float" office:value="0.0000000213891422444394">
            <text:p>2.13891422444394E-008</text:p>
          </table:table-cell>
          <table:table-cell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R18]/[.AT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/>
          <table:table-cell table:formula="of:=[.R19]/([.AC19]+[.AH19])" office:value-type="float" office:value="0.0000000235372399684174">
            <text:p>2.35372399684174E-008</text:p>
          </table:table-cell>
          <table:table-cell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R19]/[.AT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/>
          <table:table-cell table:formula="of:=[.R20]/([.AC20]+[.AH20])" office:value-type="float" office:value="0.0000000235864436928447">
            <text:p>2.35864436928447E-008</text:p>
          </table:table-cell>
          <table:table-cell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R20]/[.AT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/>
          <table:table-cell table:formula="of:=[.R21]/([.AC21]+[.AH21])" office:value-type="float" office:value="0.0000000245259811736441">
            <text:p>2.45259811736441E-008</text:p>
          </table:table-cell>
          <table:table-cell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R21]/[.AT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/>
          <table:table-cell table:formula="of:=[.R22]/([.AC22]+[.AH22])" office:value-type="float" office:value="0.0000000259325542238746">
            <text:p>2.59325542238746E-008</text:p>
          </table:table-cell>
          <table:table-cell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R22]/[.AT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0"/>
          <table:table-cell table:formula="of:=AVERAGE([.AR3:.AR22])" office:value-type="float" office:value="0.00783297598361969">
            <text:p>0.007832976</text:p>
          </table:table-cell>
          <table:table-cell/>
          <table:table-cell table:formula="of:=AVERAGE([.AT3:.AT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 table:number-rows-repeated="104847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 style:data-style-name="N2" text:time-value="0000-00-00T13:40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22:58:14</dc:date>
    <dc:creator>lightmind </dc:creator>
    <meta:generator>LibreOffice/4.0.2.2$Linux_x86 LibreOffice_project/400m0$Build-2</meta:generator>
    <meta:editing-duration>PT2H33M10S</meta:editing-duration>
    <meta:editing-cycles>8</meta:editing-cycles>
    <meta:document-statistic meta:table-count="1" meta:cell-count="15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3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3:Sheet1.P22 Sheet1.AM2:Sheet1.AM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3:Sheet1.P22 Sheet1.AD3:Sheet1.AD22 Sheet1.AF3:Sheet1.AF22" chart:data-source-has-labels="column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3:Sheet1.P22 Sheet1.AJ2:Sheet1.AJ22" chart:data-source-has-labels="both" svg:x="2.711cm" svg:y="4.433cm" svg:width="16.113cm" svg:height="7.639cm">
          <chartooo:coordinate-region svg:x="4.716cm" svg:y="4.63cm" svg:width="13.373cm" svg:height="6.405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99cm" svg:height="11.098cm" xlink:href=".." xlink:type="simple" chart:class="chart:line" chart:style-name="ch1">
        <chart:title svg:x="7.996cm" svg:y="0.356cm" chart:style-name="ch2">
          <text:p>Van Emd Boas - Insert</text:p>
        </chart:title>
        <chart:subtitle svg:x="6.058cm" svg:y="1.378cm" chart:style-name="ch3">
          <text:p>measured time random divided by asymptotic time</text:p>
        </chart:subtitle>
        <chart:legend chart:legend-position="end" svg:x="17.642cm" svg:y="5.252cm" style:legend-expansion="high" chart:style-name="ch4"/>
        <chart:plot-area chart:style-name="ch5" table:cell-range-address="Sheet1.P3:Sheet1.P22 Sheet1.AL2:Sheet1.AL22" chart:data-source-has-labels="both" svg:x="0.867cm" svg:y="2.499cm" svg:width="15.942cm" svg:height="7.4cm">
          <chartooo:coordinate-region svg:x="2.872cm" svg:y="2.697cm" svg:width="13.203cm" svg:height="6.165cm"/>
          <chart:axis chart:dimension="x" chart:name="primary-x" chart:style-name="ch6" chartooo:axis-type="auto">
            <chartooo:date-scale/>
            <chart:title svg:x="8.126cm" svg:y="10.121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58cm" svg:y="4.203cm" style:legend-expansion="high" chart:style-name="ch2"/>
        <chart:plot-area chart:style-name="ch3" table:cell-range-address="Sheet1.P3:Sheet1.P22 Sheet1.AO2:Sheet1.AO22" chart:data-source-has-labels="both" svg:x="0.77cm" svg:y="0.855cm" svg:width="11.649cm" svg:height="7.545cm">
          <chartooo:coordinate-region svg:x="2.959cm" svg:y="1.052cm" svg:width="9.32cm" svg:height="5.388cm"/>
          <chart:axis chart:dimension="x" chart:name="primary-x" chart:style-name="ch4" chartooo:axis-type="auto">
            <chartooo:date-scale/>
            <chart:categories table:cell-range-address="Sheet1.P3:Sheet1.P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O3:Sheet1.AO22" chart:label-cell-address="Sheet1.AO2:Sheet1.AO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b random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1901336073998">
                <text:p>0.0000000311901336073998</text:p>
                <draw:g>
                  <svg:desc>Sheet1.AO3:Sheet1.AO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27787541496">
                <text:p>0.00000002687277875414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25141022303">
                <text:p>0.000000010112514102230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71314196446">
                <text:p>0.00000000838713141964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885418053669">
                <text:p>0.0000000083588541805366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345137351907">
                <text:p>0.000000008043451373519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481360075247">
                <text:p>0.000000009154813600752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438709891102">
                <text:p>0.0000000098343870989110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08422228033">
                <text:p>0.000000010540842222803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1892205205393">
                <text:p>0.000000011189220520539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38822210425735">
                <text:p>0.000000013882221042573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60373386500073">
                <text:p>0.000000016037338650007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79069741242512">
                <text:p>0.00000001790697412425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97958025895173">
                <text:p>0.000000019795802589517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3891422444394">
                <text:p>0.000000021389142244439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235372399684174">
                <text:p>0.000000023537239968417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35864436928447">
                <text:p>0.000000023586443692844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45259811736441">
                <text:p>0.000000024525981173644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59325542238746">
                <text:p>0.00000002593255422387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